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fo:font-weight="bold" officeooo:paragraph-rsid="0000e490" style:font-size-asian="14pt" style:font-weight-asian="bold" style:font-size-complex="14pt" style:font-weight-complex="bold"/>
    </style:style>
    <style:style style:name="P2" style:family="paragraph" style:parent-style-name="Standard">
      <style:text-properties officeooo:paragraph-rsid="0000e490"/>
    </style:style>
    <style:style style:name="P3" style:family="paragraph" style:parent-style-name="Standard">
      <style:text-properties officeooo:rsid="0000e490" officeooo:paragraph-rsid="0000e490"/>
    </style:style>
    <style:style style:name="P4" style:family="paragraph" style:parent-style-name="Standard">
      <style:text-properties fo:font-weight="bold" officeooo:rsid="0000e490" officeooo:paragraph-rsid="0000e490" style:font-weight-asian="bold" style:font-weight-complex="bold"/>
    </style:style>
    <style:style style:name="P5" style:family="paragraph" style:parent-style-name="Standard">
      <style:text-properties fo:font-weight="normal" officeooo:rsid="0000e490" officeooo:paragraph-rsid="0000e490" style:font-weight-asian="normal" style:font-weight-complex="normal"/>
    </style:style>
    <style:style style:name="T1" style:family="text">
      <style:text-properties fo:font-size="13pt" fo:font-weight="bold" style:font-size-asian="13pt" style:font-weight-asian="bold" style:font-size-complex="13pt" style:font-weight-complex="bold"/>
    </style:style>
    <style:style style:name="T2" style:family="text">
      <style:text-properties officeooo:rsid="0000e490"/>
    </style:style>
    <style:style style:name="T3"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D<text:tab/><text:tab/><text:tab/><text:tab/><text:tab/><text:tab/><text:tab/> <text:s text:c="5"/></text:p>
      <text:p text:style-name="P2"><text:tab/><text:span text:style-name="T1">Practica 1- Problema del productor-consumidor</text:span></text:p>
      <text:p text:style-name="P2"><text:tab/></text:p>
      <text:p text:style-name="P2"><text:tab/>Descripción <text:span text:style-name="T2">semáforos</text:span></text:p>
      <text:p text:style-name="P2"/>
      <text:p text:style-name="P3">Solución FIFO</text:p>
      <text:p text:style-name="P3"/>
      <text:p text:style-name="P3">Para la solución propuesta con una cola de sistema FIFO sólo son necesarios dos semáforos.</text:p>
      <text:p text:style-name="P3"/>
      <text:p text:style-name="P4"><text:tab/>Semaphore libres = tam_vec</text:p>
      <text:p text:style-name="P4"/>
      <text:p text:style-name="P5"><text:tab/>Este semáforo llevará la cuenta de cuantas casillas libres tiene el buffer, manteniendo en espera al productor cuando no haya huecos libres en los que guardar el valor producido. Cada vez que se produzca un valor nuevo y se almacene en el buffer será porque previamente hemos pasado por un sem_wait(libres) y el semáforo no se encontraba a 0. Cada vez que se consuma un objeto y por tanto se libere una posición del buffer se realizará un sem_signal por parte del consumidor para avisar al productor de dicho hueco liberado, aumentando el valor del semáforo en 1.</text:p>
      <text:p text:style-name="P5"/>
      <text:p text:style-name="P5"><text:tab/><text:span text:style-name="T3">Semaphore llenas = 0</text:span></text:p>
      <text:p text:style-name="P5"><text:span text:style-name="T3"/></text:p>
      <text:p text:style-name="P5"><text:span text:style-name="T3"><text:tab/></text:span>Este otro lleva la cuenta de las casillas ocupadas por valores producidos. Si el semáforo vale 0 (no hay elementos) el consumidor queda en espera en un sem_wait(llenas) hasta que el productor incluya un valor nuevo al buffer y realice el sem_signal correspondiente para aumentar el valor del semáforo en 1. El valor máximo de este semáforo es tam_vector, ya que cada vez que se llena una casilla del buffer el semáforo libres pierde 1. Por tanto cuándo llenas=tam_vec, libres estará a 0 y no se producirán nuevos elementos hasta que no se libere una casil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0T10:03:03.436000049</meta:creation-date>
    <dc:date>2019-10-10T10:13:03.099393415</dc:date>
    <meta:editing-duration>PT17S</meta:editing-duration>
    <meta:editing-cycles>1</meta:editing-cycles>
    <meta:document-statistic meta:table-count="0" meta:image-count="0" meta:object-count="0" meta:page-count="1" meta:paragraph-count="10" meta:word-count="227" meta:character-count="1359" meta:non-whitespace-character-count="1121"/>
    <meta:generator>LibreOffice/6.0.3.2$Linux_X86_64 LibreOffice_project/00m0$Build-2</meta:generator>
  </office:meta>
</office:document-meta>
</file>